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26041666666667cm" style:use-optimal-column-width="true"/>
    </style:style>
    <style:style style:name="co2" style:family="table-column">
      <style:table-column-properties fo:break-before="auto" style:column-width="1.83885416666667cm" style:use-optimal-column-width="true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6.64104166666667cm" style:use-optimal-column-width="true"/>
    </style:style>
    <style:style style:name="co5" style:family="table-column">
      <style:table-column-properties fo:break-before="auto" style:column-width="2.98979166666667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15635416666667cm"/>
    </style:style>
    <style:style style:name="co10" style:family="table-column">
      <style:table-column-properties fo:break-before="auto" style:column-width="2.1828125cm"/>
    </style:style>
    <style:style style:name="co11" style:family="table-column">
      <style:table-column-properties fo:break-before="auto" style:column-width="2.28864583333333cm"/>
    </style:style>
    <style:style style:name="co12" style:family="table-column">
      <style:table-column-properties fo:break-before="auto" style:column-width="3.00302083333333cm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95552083333333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36802083333333cm"/>
    </style:style>
    <style:style style:name="co18" style:family="table-column">
      <style:table-column-properties fo:break-before="auto" style:column-width="2.5003125cm"/>
    </style:style>
    <style:style style:name="co19" style:family="table-column">
      <style:table-column-properties fo:break-before="auto" style:column-width="2.60614583333333cm"/>
    </style:style>
    <style:style style:name="co20" style:family="table-column">
      <style:table-column-properties fo:break-before="auto" style:column-width="2.5796875cm"/>
    </style:style>
    <style:style style:name="co21" style:family="table-column">
      <style:table-column-properties fo:break-before="auto" style:column-width="2.01083333333333cm" style:use-optimal-column-width="true"/>
    </style:style>
    <style:style style:name="co22" style:family="table-column">
      <style:table-column-properties fo:break-before="auto" style:column-width="2.460625cm"/>
    </style:style>
    <style:style style:name="co23" style:family="table-column">
      <style:table-column-properties fo:break-before="auto" style:column-width="2.56645833333333cm"/>
    </style:style>
    <style:style style:name="co24" style:family="table-column">
      <style:table-column-properties fo:break-before="auto" style:column-width="2.98979166666667cm"/>
    </style:style>
    <style:style style:name="co25" style:family="table-column">
      <style:table-column-properties fo:break-before="auto" style:column-width="2.67229166666667cm"/>
    </style:style>
    <style:style style:name="co26" style:family="table-column">
      <style:table-column-properties fo:break-before="auto" style:column-width="2.2621875cm"/>
    </style:style>
    <style:style style:name="co27" style:family="table-column">
      <style:table-column-properties fo:break-before="auto" style:column-width="2.03729166666667cm"/>
    </style:style>
    <style:style style:name="co28" style:family="table-column">
      <style:table-column-properties fo:break-before="auto" style:column-width="2.68552083333333cm"/>
    </style:style>
    <style:style style:name="co29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ptember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default-cell-style-name="ce1"/>
        <table:table-column table:style-name="co14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3" table:default-cell-style-name="ce1"/>
        <table:table-column table:style-name="co24" table:default-cell-style-name="ce1"/>
        <table:table-column table:style-name="co6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28" table:style-name="ce4">
            <text:p>328</text:p>
          </table:table-cell>
          <table:table-cell office:value-type="float" office:value="312.93390999999997" table:style-name="ce4">
            <text:p>313</text:p>
          </table:table-cell>
          <table:table-cell office:value-type="float" office:value="843" table:style-name="ce4">
            <text:p>843</text:p>
          </table:table-cell>
          <table:table-cell office:value-type="float" office:value="819.48996000000011" table:style-name="ce4">
            <text:p>819</text:p>
          </table:table-cell>
          <table:table-cell office:value-type="float" office:value="3436" table:style-name="ce4">
            <text:p>3,436</text:p>
          </table:table-cell>
          <table:table-cell office:value-type="float" office:value="3356.5363799999996" table:style-name="ce4">
            <text:p>3,357</text:p>
          </table:table-cell>
          <table:table-cell office:value-type="float" office:value="1905" table:style-name="ce4">
            <text:p>1,905</text:p>
          </table:table-cell>
          <table:table-cell office:value-type="float" office:value="1859.8861800000002" table:style-name="ce4">
            <text:p>1,860</text:p>
          </table:table-cell>
          <table:table-cell office:value-type="float" office:value="163" table:style-name="ce4">
            <text:p>163</text:p>
          </table:table-cell>
          <table:table-cell office:value-type="float" office:value="157.84069" table:style-name="ce4">
            <text:p>158</text:p>
          </table:table-cell>
          <table:table-cell office:value-type="float" office:value="57" table:style-name="ce4">
            <text:p>57</text:p>
          </table:table-cell>
          <table:table-cell office:value-type="float" office:value="55.536490000000001" table:style-name="ce4">
            <text:p>56</text:p>
          </table:table-cell>
          <table:table-cell office:value-type="float" office:value="6732" table:style-name="ce4">
            <text:p>6,732</text:p>
          </table:table-cell>
          <table:table-cell office:value-type="float" office:value="6562.2236100000009" table:style-name="ce4">
            <text:p>6,562</text:p>
          </table:table-cell>
          <table:table-cell office:value-type="float" office:value="66" table:style-name="ce4">
            <text:p>66</text:p>
          </table:table-cell>
          <table:table-cell office:value-type="float" office:value="63.75" table:style-name="ce4">
            <text:p>64</text:p>
          </table:table-cell>
          <table:table-cell office:value-type="float" office:value="40" table:style-name="ce4">
            <text:p>40</text:p>
          </table:table-cell>
          <table:table-cell office:value-type="float" office:value="32.68" table:style-name="ce4">
            <text:p>33</text:p>
          </table:table-cell>
          <table:table-cell office:value-type="float" office:value="304.4666666666667" table:style-name="ce4">
            <text:p>304</text:p>
          </table:table-cell>
          <table:table-cell office:value-type="float" office:value="303.86666666666667" table:style-name="ce4">
            <text:p>304</text:p>
          </table:table-cell>
          <table:table-cell office:value-type="float" office:value="410.4666666666667" table:style-name="ce4">
            <text:p>410</text:p>
          </table:table-cell>
          <table:table-cell office:value-type="float" office:value="400.29666666666668" table:style-name="ce4">
            <text:p>400</text:p>
          </table:table-cell>
          <table:table-cell office:value-type="float" office:value="0" table:style-name="ce4">
            <text:p>0</text:p>
          </table:table-cell>
          <table:table-cell office:value-type="float" office:value="7142.4666666666672" table:style-name="ce4">
            <text:p>7,142</text:p>
          </table:table-cell>
          <table:table-cell office:value-type="float" office:value="6962.520276666668" table:style-name="ce4">
            <text:p>6,963</text:p>
          </table:table-cell>
          <table:table-cell office:value-type="float" office:value="23387049.150000006" table:style-name="ce4">
            <text:p>23,387,049</text:p>
          </table:table-cell>
          <table:table-cell office:value-type="float" office:value="1224840.1200000001" table:style-name="ce4">
            <text:p>1,224,840</text:p>
          </table:table-cell>
          <table:table-cell office:value-type="float" office:value="490615.7" table:style-name="ce4">
            <text:p>490,616</text:p>
          </table:table-cell>
          <table:table-cell office:value-type="float" office:value="125375.72000000002" table:style-name="ce4">
            <text:p>125,376</text:p>
          </table:table-cell>
          <table:table-cell office:value-type="float" office:value="7004405.9199999999" table:style-name="ce4">
            <text:p>7,004,406</text:p>
          </table:table-cell>
          <table:table-cell office:value-type="float" office:value="4026129.5300000003" table:style-name="ce4">
            <text:p>4,026,130</text:p>
          </table:table-cell>
          <table:table-cell office:value-type="float" office:value="36258416.140000008" table:style-name="ce4">
            <text:p>36,258,416</text:p>
          </table:table-cell>
          <table:table-cell office:value-type="float" office:value="5279077.7000000011" table:style-name="ce4">
            <text:p>5,279,078</text:p>
          </table:table-cell>
          <table:table-cell office:value-type="float" office:value="165172.91999999995" table:style-name="ce4">
            <text:p>165,173</text:p>
          </table:table-cell>
          <table:table-cell office:value-type="float" office:value="5444250.620000001" table:style-name="ce4">
            <text:p>5,444,251</text:p>
          </table:table-cell>
          <table:table-cell office:value-type="float" office:value="41702666.760000005" table:style-name="ce4">
            <text:p>41,702,667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21" table:style-name="ce4">
            <text:p>121</text:p>
          </table:table-cell>
          <table:table-cell office:value-type="float" office:value="108.95001000000005" table:style-name="ce4">
            <text:p>109</text:p>
          </table:table-cell>
          <table:table-cell office:value-type="float" office:value="80" table:style-name="ce4">
            <text:p>80</text:p>
          </table:table-cell>
          <table:table-cell office:value-type="float" office:value="75.73433" table:style-name="ce4">
            <text:p>76</text:p>
          </table:table-cell>
          <table:table-cell office:value-type="float" office:value="92" table:style-name="ce4">
            <text:p>92</text:p>
          </table:table-cell>
          <table:table-cell office:value-type="float" office:value="90.302700000000002" table:style-name="ce4">
            <text:p>90</text:p>
          </table:table-cell>
          <table:table-cell office:value-type="float" office:value="16" table:style-name="ce4">
            <text:p>16</text:p>
          </table:table-cell>
          <table:table-cell office:value-type="float" office:value="11.64864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1" table:style-name="ce4">
            <text:p>311</text:p>
          </table:table-cell>
          <table:table-cell office:value-type="float" office:value="288.63568000000004" table:style-name="ce4">
            <text:p>28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1" table:style-name="ce4">
            <text:p>311</text:p>
          </table:table-cell>
          <table:table-cell office:value-type="float" office:value="288.63568000000004" table:style-name="ce4">
            <text:p>289</text:p>
          </table:table-cell>
          <table:table-cell office:value-type="float" office:value="939656.81333333382" table:style-name="ce4">
            <text:p>939,657</text:p>
          </table:table-cell>
          <table:table-cell office:value-type="float" office:value="0" table:style-name="ce4">
            <text:p>0</text:p>
          </table:table-cell>
          <table:table-cell office:value-type="float" office:value="10884.04" table:style-name="ce4">
            <text:p>10,8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0540.85333333386" table:style-name="ce4">
            <text:p>950,5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0540.85333333386" table:style-name="ce4">
            <text:p>950,541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651" table:style-name="ce4">
            <text:p>9,651</text:p>
          </table:table-cell>
          <table:table-cell office:value-type="float" office:value="8459.7329200001059" table:style-name="ce4">
            <text:p>8,460</text:p>
          </table:table-cell>
          <table:table-cell office:value-type="float" office:value="2741" table:style-name="ce4">
            <text:p>2,741</text:p>
          </table:table-cell>
          <table:table-cell office:value-type="float" office:value="2592.1925599999968" table:style-name="ce4">
            <text:p>2,592</text:p>
          </table:table-cell>
          <table:table-cell office:value-type="float" office:value="2817" table:style-name="ce4">
            <text:p>2,817</text:p>
          </table:table-cell>
          <table:table-cell office:value-type="float" office:value="2663.8791499999966" table:style-name="ce4">
            <text:p>2,664</text:p>
          </table:table-cell>
          <table:table-cell office:value-type="float" office:value="754" table:style-name="ce4">
            <text:p>754</text:p>
          </table:table-cell>
          <table:table-cell office:value-type="float" office:value="735.21782999999994" table:style-name="ce4">
            <text:p>735</text:p>
          </table:table-cell>
          <table:table-cell office:value-type="float" office:value="73" table:style-name="ce4">
            <text:p>73</text:p>
          </table:table-cell>
          <table:table-cell office:value-type="float" office:value="72.666669999999996" table:style-name="ce4">
            <text:p>73</text:p>
          </table:table-cell>
          <table:table-cell office:value-type="float" office:value="9" table:style-name="ce4">
            <text:p>9</text:p>
          </table:table-cell>
          <table:table-cell office:value-type="float" office:value="8.51389" table:style-name="ce4">
            <text:p>9</text:p>
          </table:table-cell>
          <table:table-cell office:value-type="float" office:value="16045" table:style-name="ce4">
            <text:p>16,045</text:p>
          </table:table-cell>
          <table:table-cell office:value-type="float" office:value="14532.203020000101" table:style-name="ce4">
            <text:p>14,532</text:p>
          </table:table-cell>
          <table:table-cell office:value-type="float" office:value="2042.54" table:style-name="ce4">
            <text:p>2,043</text:p>
          </table:table-cell>
          <table:table-cell office:value-type="float" office:value="2042.54" table:style-name="ce4">
            <text:p>2,043</text:p>
          </table:table-cell>
          <table:table-cell office:value-type="float" office:value="21.93" table:style-name="ce4">
            <text:p>22</text:p>
          </table:table-cell>
          <table:table-cell office:value-type="float" office:value="21.93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64.4699999999998" table:style-name="ce4">
            <text:p>2,064</text:p>
          </table:table-cell>
          <table:table-cell office:value-type="float" office:value="2064.4699999999998" table:style-name="ce4">
            <text:p>2,064</text:p>
          </table:table-cell>
          <table:table-cell office:value-type="float" office:value="0" table:style-name="ce4">
            <text:p>0</text:p>
          </table:table-cell>
          <table:table-cell office:value-type="float" office:value="18109.47" table:style-name="ce4">
            <text:p>18,109</text:p>
          </table:table-cell>
          <table:table-cell office:value-type="float" office:value="16596.6730200001" table:style-name="ce4">
            <text:p>16,597</text:p>
          </table:table-cell>
          <table:table-cell office:value-type="float" office:value="34395701.539999992" table:style-name="ce4">
            <text:p>34,395,702</text:p>
          </table:table-cell>
          <table:table-cell office:value-type="float" office:value="646106.94999999995" table:style-name="ce4">
            <text:p>646,107</text:p>
          </table:table-cell>
          <table:table-cell office:value-type="float" office:value="337227.52000000002" table:style-name="ce4">
            <text:p>337,228</text:p>
          </table:table-cell>
          <table:table-cell office:value-type="float" office:value="518513.12" table:style-name="ce4">
            <text:p>518,513</text:p>
          </table:table-cell>
          <table:table-cell office:value-type="float" office:value="9358065.5100000016" table:style-name="ce4">
            <text:p>9,358,066</text:p>
          </table:table-cell>
          <table:table-cell office:value-type="float" office:value="3684433.73" table:style-name="ce4">
            <text:p>3,684,434</text:p>
          </table:table-cell>
          <table:table-cell office:value-type="float" office:value="48940048.369999997" table:style-name="ce4">
            <text:p>48,940,048</text:p>
          </table:table-cell>
          <table:table-cell office:value-type="float" office:value="7249438.3500000006" table:style-name="ce4">
            <text:p>7,249,438</text:p>
          </table:table-cell>
          <table:table-cell office:value-type="float" office:value="74508.009999999995" table:style-name="ce4">
            <text:p>74,508</text:p>
          </table:table-cell>
          <table:table-cell office:value-type="float" office:value="7323946.3600000003" table:style-name="ce4">
            <text:p>7,323,946</text:p>
          </table:table-cell>
          <table:table-cell office:value-type="float" office:value="56263994.729999997" table:style-name="ce4">
            <text:p>56,263,995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11" table:style-name="ce4">
            <text:p>411</text:p>
          </table:table-cell>
          <table:table-cell office:value-type="float" office:value="371.57108999999997" table:style-name="ce4">
            <text:p>372</text:p>
          </table:table-cell>
          <table:table-cell office:value-type="float" office:value="338" table:style-name="ce4">
            <text:p>338</text:p>
          </table:table-cell>
          <table:table-cell office:value-type="float" office:value="316.13008000000013" table:style-name="ce4">
            <text:p>316</text:p>
          </table:table-cell>
          <table:table-cell office:value-type="float" office:value="292" table:style-name="ce4">
            <text:p>292</text:p>
          </table:table-cell>
          <table:table-cell office:value-type="float" office:value="280.16648999999995" table:style-name="ce4">
            <text:p>280</text:p>
          </table:table-cell>
          <table:table-cell office:value-type="float" office:value="92" table:style-name="ce4">
            <text:p>92</text:p>
          </table:table-cell>
          <table:table-cell office:value-type="float" office:value="90.754870000000011" table:style-name="ce4">
            <text:p>91</text:p>
          </table:table-cell>
          <table:table-cell office:value-type="float" office:value="10" table:style-name="ce4">
            <text:p>10</text:p>
          </table:table-cell>
          <table:table-cell office:value-type="float" office:value="9.31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43" table:style-name="ce4">
            <text:p>1,143</text:p>
          </table:table-cell>
          <table:table-cell office:value-type="float" office:value="1067.93785" table:style-name="ce4">
            <text:p>1,068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45" table:style-name="ce4">
            <text:p>1,145</text:p>
          </table:table-cell>
          <table:table-cell office:value-type="float" office:value="1069.93785" table:style-name="ce4">
            <text:p>1,070</text:p>
          </table:table-cell>
          <table:table-cell office:value-type="float" office:value="3141993.8" table:style-name="ce4">
            <text:p>3,141,994</text:p>
          </table:table-cell>
          <table:table-cell office:value-type="float" office:value="41095.070000000007" table:style-name="ce4">
            <text:p>41,095</text:p>
          </table:table-cell>
          <table:table-cell office:value-type="float" office:value="39818.270000000004" table:style-name="ce4">
            <text:p>39,818</text:p>
          </table:table-cell>
          <table:table-cell office:value-type="float" office:value="43102.329999999994" table:style-name="ce4">
            <text:p>43,102</text:p>
          </table:table-cell>
          <table:table-cell office:value-type="float" office:value="662611.33000000007" table:style-name="ce4">
            <text:p>662,611</text:p>
          </table:table-cell>
          <table:table-cell office:value-type="float" office:value="275801.55" table:style-name="ce4">
            <text:p>275,802</text:p>
          </table:table-cell>
          <table:table-cell office:value-type="float" office:value="4204422.3499999996" table:style-name="ce4">
            <text:p>4,204,422</text:p>
          </table:table-cell>
          <table:table-cell office:value-type="float" office:value="-9261.2900000000009" table:style-name="ce4">
            <text:p>-9,261</text:p>
          </table:table-cell>
          <table:table-cell office:value-type="float" office:value="0" table:style-name="ce4">
            <text:p>0</text:p>
          </table:table-cell>
          <table:table-cell office:value-type="float" office:value="-9261.2900000000009" table:style-name="ce4">
            <text:p>-9,261</text:p>
          </table:table-cell>
          <table:table-cell office:value-type="float" office:value="4195161.0599999996" table:style-name="ce4">
            <text:p>4,195,161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Her Majesty’s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8097" table:style-name="ce4">
            <text:p>28,097</text:p>
          </table:table-cell>
          <table:table-cell office:value-type="float" office:value="26504.320180000399" table:style-name="ce4">
            <text:p>26,504</text:p>
          </table:table-cell>
          <table:table-cell office:value-type="float" office:value="6580" table:style-name="ce4">
            <text:p>6,580</text:p>
          </table:table-cell>
          <table:table-cell office:value-type="float" office:value="6281.2222700000257" table:style-name="ce4">
            <text:p>6,281</text:p>
          </table:table-cell>
          <table:table-cell office:value-type="float" office:value="7194" table:style-name="ce4">
            <text:p>7,194</text:p>
          </table:table-cell>
          <table:table-cell office:value-type="float" office:value="6887.271610000018" table:style-name="ce4">
            <text:p>6,887</text:p>
          </table:table-cell>
          <table:table-cell office:value-type="float" office:value="872" table:style-name="ce4">
            <text:p>872</text:p>
          </table:table-cell>
          <table:table-cell office:value-type="float" office:value="853.77504999999996" table:style-name="ce4">
            <text:p>854</text:p>
          </table:table-cell>
          <table:table-cell office:value-type="float" office:value="92" table:style-name="ce4">
            <text:p>92</text:p>
          </table:table-cell>
          <table:table-cell office:value-type="float" office:value="91.5" table:style-name="ce4">
            <text:p>92</text:p>
          </table:table-cell>
          <table:table-cell office:value-type="float" office:value="20122" table:style-name="ce4">
            <text:p>20,122</text:p>
          </table:table-cell>
          <table:table-cell office:value-type="float" office:value="18693.313089999989" table:style-name="ce4">
            <text:p>18,693</text:p>
          </table:table-cell>
          <table:table-cell office:value-type="float" office:value="62957" table:style-name="ce4">
            <text:p>62,957</text:p>
          </table:table-cell>
          <table:table-cell office:value-type="float" office:value="59311.402200000426" table:style-name="ce4">
            <text:p>59,311</text:p>
          </table:table-cell>
          <table:table-cell office:value-type="float" office:value="1259.55" table:style-name="ce4">
            <text:p>1,260</text:p>
          </table:table-cell>
          <table:table-cell office:value-type="float" office:value="1259.5499999999997" table:style-name="ce4">
            <text:p>1,2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260.55" table:style-name="ce4">
            <text:p>1,261</text:p>
          </table:table-cell>
          <table:table-cell office:value-type="float" office:value="1260.5499999999997" table:style-name="ce4">
            <text:p>1,261</text:p>
          </table:table-cell>
          <table:table-cell office:value-type="float" office:value="0" table:style-name="ce4">
            <text:p>0</text:p>
          </table:table-cell>
          <table:table-cell office:value-type="float" office:value="64217.55" table:style-name="ce4">
            <text:p>64,218</text:p>
          </table:table-cell>
          <table:table-cell office:value-type="float" office:value="60571.952200000429" table:style-name="ce4">
            <text:p>60,572</text:p>
          </table:table-cell>
          <table:table-cell office:value-type="float" office:value="117145644.08000001" table:style-name="ce4">
            <text:p>117,145,644</text:p>
          </table:table-cell>
          <table:table-cell office:value-type="float" office:value="28978363.050000001" table:style-name="ce4">
            <text:p>28,978,363</text:p>
          </table:table-cell>
          <table:table-cell office:value-type="float" office:value="2774666.9300000006" table:style-name="ce4">
            <text:p>2,774,667</text:p>
          </table:table-cell>
          <table:table-cell office:value-type="float" office:value="9330558.379999999" table:style-name="ce4">
            <text:p>9,330,558</text:p>
          </table:table-cell>
          <table:table-cell office:value-type="float" office:value="54540102.119999997" table:style-name="ce4">
            <text:p>54,540,102</text:p>
          </table:table-cell>
          <table:table-cell office:value-type="float" office:value="24514758.569999997" table:style-name="ce4">
            <text:p>24,514,759</text:p>
          </table:table-cell>
          <table:table-cell office:value-type="float" office:value="237284093.13000003" table:style-name="ce4">
            <text:p>237,284,093</text:p>
          </table:table-cell>
          <table:table-cell office:value-type="float" office:value="5056378.92" table:style-name="ce4">
            <text:p>5,056,379</text:p>
          </table:table-cell>
          <table:table-cell office:value-type="float" office:value="350289.08999999997" table:style-name="ce4">
            <text:p>350,289</text:p>
          </table:table-cell>
          <table:table-cell office:value-type="float" office:value="5406668.0099999998" table:style-name="ce4">
            <text:p>5,406,668</text:p>
          </table:table-cell>
          <table:table-cell office:value-type="float" office:value="242690761.14000002" table:style-name="ce4">
            <text:p>242,690,761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08" table:style-name="ce4">
            <text:p>908</text:p>
          </table:table-cell>
          <table:table-cell office:value-type="float" office:value="820.8208099999988" table:style-name="ce4">
            <text:p>821</text:p>
          </table:table-cell>
          <table:table-cell office:value-type="float" office:value="414" table:style-name="ce4">
            <text:p>414</text:p>
          </table:table-cell>
          <table:table-cell office:value-type="float" office:value="394.47971999999999" table:style-name="ce4">
            <text:p>394</text:p>
          </table:table-cell>
          <table:table-cell office:value-type="float" office:value="179" table:style-name="ce4">
            <text:p>179</text:p>
          </table:table-cell>
          <table:table-cell office:value-type="float" office:value="169.62919000000005" table:style-name="ce4">
            <text:p>170</text:p>
          </table:table-cell>
          <table:table-cell office:value-type="float" office:value="21" table:style-name="ce4">
            <text:p>21</text:p>
          </table:table-cell>
          <table:table-cell office:value-type="float" office:value="20.8" table:style-name="ce4">
            <text:p>2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25" table:style-name="ce4">
            <text:p>1,525</text:p>
          </table:table-cell>
          <table:table-cell office:value-type="float" office:value="1408.7297199999989" table:style-name="ce4">
            <text:p>1,409</text:p>
          </table:table-cell>
          <table:table-cell office:value-type="float" office:value="236" table:style-name="ce4">
            <text:p>236</text:p>
          </table:table-cell>
          <table:table-cell office:value-type="float" office:value="223.6" table:style-name="ce4">
            <text:p>2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6" table:style-name="ce4">
            <text:p>236</text:p>
          </table:table-cell>
          <table:table-cell office:value-type="float" office:value="223.6" table:style-name="ce4">
            <text:p>224</text:p>
          </table:table-cell>
          <table:table-cell office:value-type="float" office:value="0" table:style-name="ce4">
            <text:p>0</text:p>
          </table:table-cell>
          <table:table-cell office:value-type="float" office:value="1761" table:style-name="ce4">
            <text:p>1,761</text:p>
          </table:table-cell>
          <table:table-cell office:value-type="float" office:value="1632.3297199999988" table:style-name="ce4">
            <text:p>1,632</text:p>
          </table:table-cell>
          <table:table-cell office:value-type="float" office:value="2886480.91" table:style-name="ce4">
            <text:p>2,886,481</text:p>
          </table:table-cell>
          <table:table-cell office:value-type="float" office:value="47636.109999999993" table:style-name="ce4">
            <text:p>47,636</text:p>
          </table:table-cell>
          <table:table-cell office:value-type="float" office:value="48125.87000000001" table:style-name="ce4">
            <text:p>48,126</text:p>
          </table:table-cell>
          <table:table-cell office:value-type="float" office:value="220992.88999999998" table:style-name="ce4">
            <text:p>220,993</text:p>
          </table:table-cell>
          <table:table-cell office:value-type="float" office:value="746543.62" table:style-name="ce4">
            <text:p>746,544</text:p>
          </table:table-cell>
          <table:table-cell office:value-type="float" office:value="303618.46000000002" table:style-name="ce4">
            <text:p>303,618</text:p>
          </table:table-cell>
          <table:table-cell office:value-type="float" office:value="4253397.8600000003" table:style-name="ce4">
            <text:p>4,253,398</text:p>
          </table:table-cell>
          <table:table-cell office:value-type="float" office:value="656243.07000000007" table:style-name="ce4">
            <text:p>656,243</text:p>
          </table:table-cell>
          <table:table-cell office:value-type="float" office:value="-4000" table:style-name="ce4">
            <text:p>-4,000</text:p>
          </table:table-cell>
          <table:table-cell office:value-type="float" office:value="652243.07000000007" table:style-name="ce4">
            <text:p>652,243</text:p>
          </table:table-cell>
          <table:table-cell office:value-type="float" office:value="4905640.9300000006" table:style-name="ce4">
            <text:p>4,905,641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74" table:style-name="ce4">
            <text:p>2,274</text:p>
          </table:table-cell>
          <table:table-cell office:value-type="float" office:value="2062.15" table:style-name="ce4">
            <text:p>2,062</text:p>
          </table:table-cell>
          <table:table-cell office:value-type="float" office:value="2274" table:style-name="ce4">
            <text:p>2,274</text:p>
          </table:table-cell>
          <table:table-cell office:value-type="float" office:value="2062.15" table:style-name="ce4">
            <text:p>2,062</text:p>
          </table:table-cell>
          <table:table-cell office:value-type="float" office:value="62" table:style-name="ce4">
            <text:p>62</text:p>
          </table:table-cell>
          <table:table-cell office:value-type="float" office:value="62" table:style-name="ce4">
            <text:p>62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8" table:style-name="ce4">
            <text:p>68</text:p>
          </table:table-cell>
          <table:table-cell office:value-type="float" office:value="68" table:style-name="ce4">
            <text:p>68</text:p>
          </table:table-cell>
          <table:table-cell office:value-type="float" office:value="0" table:style-name="ce4">
            <text:p>0</text:p>
          </table:table-cell>
          <table:table-cell office:value-type="float" office:value="2342" table:style-name="ce4">
            <text:p>2,342</text:p>
          </table:table-cell>
          <table:table-cell office:value-type="float" office:value="2130.15" table:style-name="ce4">
            <text:p>2,130</text:p>
          </table:table-cell>
          <table:table-cell office:value-type="float" office:value="9397531.0800000075" table:style-name="ce4">
            <text:p>9,397,5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397531.0800000075" table:style-name="ce4">
            <text:p>9,397,531</text:p>
          </table:table-cell>
          <table:table-cell office:value-type="float" office:value="629647.13000000024" table:style-name="ce4">
            <text:p>629,647</text:p>
          </table:table-cell>
          <table:table-cell office:value-type="float" office:value="0" table:style-name="ce4">
            <text:p>0</text:p>
          </table:table-cell>
          <table:table-cell office:value-type="float" office:value="629647.13000000024" table:style-name="ce4">
            <text:p>629,647</text:p>
          </table:table-cell>
          <table:table-cell office:value-type="float" office:value="10027178.210000008" table:style-name="ce4">
            <text:p>10,027,178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4.54" table:style-name="ce4">
            <text:p>95</text:p>
          </table:table-cell>
          <table:table-cell office:value-type="float" office:value="101" table:style-name="ce4">
            <text:p>101</text:p>
          </table:table-cell>
          <table:table-cell office:value-type="float" office:value="94.54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4.54" table:style-name="ce4">
            <text:p>95</text:p>
          </table:table-cell>
          <table:table-cell office:value-type="float" office:value="442891" table:style-name="ce4">
            <text:p>442,891</text:p>
          </table:table-cell>
          <table:table-cell office:value-type="float" office:value="0" table:style-name="ce4">
            <text:p>0</text:p>
          </table:table-cell>
          <table:table-cell office:value-type="float" office:value="2075" table:style-name="ce4">
            <text:p>2,07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4966" table:style-name="ce4">
            <text:p>444,9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4966" table:style-name="ce4">
            <text:p>444,966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6" table:style-name="ce4">
            <text:p>26</text:p>
          </table:table-cell>
          <table:table-cell office:value-type="float" office:value="25.6" table:style-name="ce4">
            <text:p>26</text:p>
          </table:table-cell>
          <table:table-cell office:value-type="float" office:value="46" table:style-name="ce4">
            <text:p>46</text:p>
          </table:table-cell>
          <table:table-cell office:value-type="float" office:value="45.2" table:style-name="ce4">
            <text:p>45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89" table:style-name="ce4">
            <text:p>89</text:p>
          </table:table-cell>
          <table:table-cell office:value-type="float" office:value="86.600000000000009" table:style-name="ce4">
            <text:p>87</text:p>
          </table:table-cell>
          <table:table-cell office:value-type="float" office:value="14" table:style-name="ce4">
            <text:p>14</text:p>
          </table:table-cell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office:value-type="float" office:value="14.1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04" table:style-name="ce4">
            <text:p>104</text:p>
          </table:table-cell>
          <table:table-cell office:value-type="float" office:value="100.7" table:style-name="ce4">
            <text:p>101</text:p>
          </table:table-cell>
          <table:table-cell office:value-type="float" office:value="290954.57999999996" table:style-name="ce4">
            <text:p>290,955</text:p>
          </table:table-cell>
          <table:table-cell office:value-type="float" office:value="7947.13" table:style-name="ce4">
            <text:p>7,947</text:p>
          </table:table-cell>
          <table:table-cell office:value-type="float" office:value="9000" table:style-name="ce4">
            <text:p>9,000</text:p>
          </table:table-cell>
          <table:table-cell office:value-type="float" office:value="406.57" table:style-name="ce4">
            <text:p>407</text:p>
          </table:table-cell>
          <table:table-cell office:value-type="float" office:value="73080.789999999994" table:style-name="ce4">
            <text:p>73,081</text:p>
          </table:table-cell>
          <table:table-cell office:value-type="float" office:value="36484.82" table:style-name="ce4">
            <text:p>36,485</text:p>
          </table:table-cell>
          <table:table-cell office:value-type="float" office:value="417873.88999999996" table:style-name="ce4">
            <text:p>417,874</text:p>
          </table:table-cell>
          <table:table-cell office:value-type="float" office:value="52103.619999999995" table:style-name="ce4">
            <text:p>52,104</text:p>
          </table:table-cell>
          <table:table-cell office:value-type="float" office:value="2500" table:style-name="ce4">
            <text:p>2,500</text:p>
          </table:table-cell>
          <table:table-cell office:value-type="float" office:value="54603.619999999995" table:style-name="ce4">
            <text:p>54,604</text:p>
          </table:table-cell>
          <table:table-cell office:value-type="float" office:value="472477.50999999995" table:style-name="ce4">
            <text:p>472,478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5.68" table:style-name="ce4">
            <text:p>36</text:p>
          </table:table-cell>
          <table:table-cell office:value-type="float" office:value="39" table:style-name="ce4">
            <text:p>39</text:p>
          </table:table-cell>
          <table:table-cell office:value-type="float" office:value="35.68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5.68" table:style-name="ce4">
            <text:p>36</text:p>
          </table:table-cell>
          <table:table-cell office:value-type="float" office:value="264829.10000000009" table:style-name="ce4">
            <text:p>264,8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4829.10000000009" table:style-name="ce4">
            <text:p>264,8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4829.10000000009" table:style-name="ce4">
            <text:p>264,829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2" table:style-name="ce4">
            <text:p>12</text:p>
          </table:table-cell>
          <table:table-cell office:value-type="float" office:value="11.5" table:style-name="ce4">
            <text:p>12</text:p>
          </table:table-cell>
          <table:table-cell office:value-type="float" office:value="116" table:style-name="ce4">
            <text:p>116</text:p>
          </table:table-cell>
          <table:table-cell office:value-type="float" office:value="113.9" table:style-name="ce4">
            <text:p>114</text:p>
          </table:table-cell>
          <table:table-cell office:value-type="float" office:value="46" table:style-name="ce4">
            <text:p>46</text:p>
          </table:table-cell>
          <table:table-cell office:value-type="float" office:value="45.2" table:style-name="ce4">
            <text:p>45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6" table:style-name="ce4">
            <text:p>186</text:p>
          </table:table-cell>
          <table:table-cell office:value-type="float" office:value="181.60000000000002" table:style-name="ce4">
            <text:p>18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87" table:style-name="ce4">
            <text:p>187</text:p>
          </table:table-cell>
          <table:table-cell office:value-type="float" office:value="182.60000000000002" table:style-name="ce4">
            <text:p>183</text:p>
          </table:table-cell>
          <table:table-cell office:value-type="float" office:value="491025.3" table:style-name="ce4">
            <text:p>491,025</text:p>
          </table:table-cell>
          <table:table-cell office:value-type="float" office:value="2018.1" table:style-name="ce4">
            <text:p>2,018</text:p>
          </table:table-cell>
          <table:table-cell office:value-type="float" office:value="7330" table:style-name="ce4">
            <text:p>7,330</text:p>
          </table:table-cell>
          <table:table-cell office:value-type="float" office:value="0" table:style-name="ce4">
            <text:p>0</text:p>
          </table:table-cell>
          <table:table-cell office:value-type="float" office:value="114763.67000000001" table:style-name="ce4">
            <text:p>114,764</text:p>
          </table:table-cell>
          <table:table-cell office:value-type="float" office:value="50967.37" table:style-name="ce4">
            <text:p>50,967</text:p>
          </table:table-cell>
          <table:table-cell office:value-type="float" office:value="666104.43999999994" table:style-name="ce4">
            <text:p>666,104</text:p>
          </table:table-cell>
          <table:table-cell office:value-type="float" office:value="8498.35" table:style-name="ce4">
            <text:p>8,498</text:p>
          </table:table-cell>
          <table:table-cell office:value-type="float" office:value="0" table:style-name="ce4">
            <text:p>0</text:p>
          </table:table-cell>
          <table:table-cell office:value-type="float" office:value="8498.35" table:style-name="ce4">
            <text:p>8,498</text:p>
          </table:table-cell>
          <table:table-cell office:value-type="float" office:value="674602.78999999992" table:style-name="ce4">
            <text:p>674,603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8" table:style-name="ce4">
            <text:p>18</text:p>
          </table:table-cell>
          <table:table-cell office:value-type="float" office:value="17.399999999999999" table:style-name="ce4">
            <text:p>17</text:p>
          </table:table-cell>
          <table:table-cell office:value-type="float" office:value="45" table:style-name="ce4">
            <text:p>45</text:p>
          </table:table-cell>
          <table:table-cell office:value-type="float" office:value="43.26" table:style-name="ce4">
            <text:p>43</text:p>
          </table:table-cell>
          <table:table-cell office:value-type="float" office:value="31" table:style-name="ce4">
            <text:p>31</text:p>
          </table:table-cell>
          <table:table-cell office:value-type="float" office:value="30.86" table:style-name="ce4">
            <text:p>3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6.52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6.52" table:style-name="ce4">
            <text:p>97</text:p>
          </table:table-cell>
          <table:table-cell office:value-type="float" office:value="371569.05" table:style-name="ce4">
            <text:p>371,569</text:p>
          </table:table-cell>
          <table:table-cell office:value-type="float" office:value="2293.25" table:style-name="ce4">
            <text:p>2,293</text:p>
          </table:table-cell>
          <table:table-cell office:value-type="float" office:value="650" table:style-name="ce4">
            <text:p>650</text:p>
          </table:table-cell>
          <table:table-cell office:value-type="float" office:value="0" table:style-name="ce4">
            <text:p>0</text:p>
          </table:table-cell>
          <table:table-cell office:value-type="float" office:value="95002.73000000001" table:style-name="ce4">
            <text:p>95,003</text:p>
          </table:table-cell>
          <table:table-cell office:value-type="float" office:value="43024.21" table:style-name="ce4">
            <text:p>43,024</text:p>
          </table:table-cell>
          <table:table-cell office:value-type="float" office:value="512539.24000000005" table:style-name="ce4">
            <text:p>512,5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2539.24000000005" table:style-name="ce4">
            <text:p>512,539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0" table:style-name="ce4">
            <text:p>10</text:p>
          </table:table-cell>
          <table:table-cell office:value-type="float" office:value="9.6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7.6" table:style-name="ce4">
            <text:p>8</text:p>
          </table:table-cell>
          <table:table-cell office:value-type="float" office:value="10" table:style-name="ce4">
            <text:p>10</text:p>
          </table:table-cell>
          <table:table-cell office:value-type="float" office:value="9.6" table:style-name="ce4">
            <text:p>10</text:p>
          </table:table-cell>
          <table:table-cell office:value-type="float" office:value="18" table:style-name="ce4">
            <text:p>18</text:p>
          </table:table-cell>
          <table:table-cell office:value-type="float" office:value="17.8" table:style-name="ce4">
            <text:p>18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6" table:style-name="ce4">
            <text:p>56</text:p>
          </table:table-cell>
          <table:table-cell office:value-type="float" office:value="48.599999999999994" table:style-name="ce4">
            <text:p>49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office:value-type="float" office:value="51.599999999999994" table:style-name="ce4">
            <text:p>52</text:p>
          </table:table-cell>
          <table:table-cell office:value-type="float" office:value="177578.41" table:style-name="ce4">
            <text:p>177,578</text:p>
          </table:table-cell>
          <table:table-cell office:value-type="float" office:value="1462.0700000000002" table:style-name="ce4">
            <text:p>1,4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211.86" table:style-name="ce4">
            <text:p>45,212</text:p>
          </table:table-cell>
          <table:table-cell office:value-type="float" office:value="19951.21" table:style-name="ce4">
            <text:p>19,951</text:p>
          </table:table-cell>
          <table:table-cell office:value-type="float" office:value="244203.55000000002" table:style-name="ce4">
            <text:p>244,204</text:p>
          </table:table-cell>
          <table:table-cell office:value-type="float" office:value="17904.04" table:style-name="ce4">
            <text:p>17,904</text:p>
          </table:table-cell>
          <table:table-cell office:value-type="float" office:value="0" table:style-name="ce4">
            <text:p>0</text:p>
          </table:table-cell>
          <table:table-cell office:value-type="float" office:value="17904.04" table:style-name="ce4">
            <text:p>17,904</text:p>
          </table:table-cell>
          <table:table-cell office:value-type="float" office:value="262107.59000000003" table:style-name="ce4">
            <text:p>262,108</text:p>
          </table:table-cell>
          <table:table-cell table:number-columns-repeated="16343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Hartley, Robert</meta:initial-creator>
    <dc:creator>Hartley, Robert</dc:creator>
    <meta:creation-date>2022-09-30T10:29:42Z</meta:creation-date>
    <dc:date>2022-12-15T09:31:49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